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3cm" fo:min-width="8.5cm"/>
      <style:paragraph-properties style:writing-mode="lr-tb"/>
    </style:style>
    <style:style style:name="gr2" style:family="graphic" style:parent-style-name="standard">
      <style:graphic-properties svg:stroke-color="#111111" draw:fill-color="#ffffff" draw:textarea-vertical-align="middle"/>
    </style:style>
    <style:style style:name="gr3" style:family="graphic" style:parent-style-name="standard">
      <style:graphic-properties svg:stroke-color="#111111" draw:fill-color="#dee6ef" draw:textarea-horizontal-align="justify" draw:textarea-vertical-align="middle" draw:auto-grow-height="false" fo:min-height="1.69cm" fo:min-width="6.206cm"/>
      <style:paragraph-properties style:writing-mode="lr-tb"/>
    </style:style>
    <style:style style:name="gr4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6cm" fo:min-width="5.653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6cm"/>
      <style:paragraph-properties style:writing-mode="lr-tb"/>
    </style:style>
    <style:style style:name="gr7" style:family="graphic" style:parent-style-name="standard">
      <style:graphic-properties svg:stroke-color="#111111" draw:fill-color="#dde8cb" draw:textarea-horizontal-align="justify" draw:textarea-vertical-align="middle" draw:auto-grow-height="false" fo:min-height="1.628cm" fo:min-width="4.306cm"/>
      <style:paragraph-properties style:writing-mode="lr-tb"/>
    </style:style>
    <style:style style:name="gr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19cm" fo:min-width="5.345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723cm" fo:min-width="3.829cm"/>
      <style:paragraph-properties style:writing-mode="lr-tb"/>
    </style:style>
    <style:style style:name="gr1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1cm"/>
      <style:paragraph-properties style:writing-mode="lr-tb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3cm" fo:min-width="5.64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731cm" fo:min-width="3.847cm"/>
      <style:paragraph-properties style:writing-mode="lr-tb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89cm" fo:min-width="5.666cm"/>
      <style:paragraph-properties style:writing-mode="lr-tb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727cm" fo:min-width="2.836cm"/>
      <style:paragraph-properties style:writing-mode="lr-tb"/>
    </style:style>
    <style:style style:name="gr15" style:family="graphic" style:parent-style-name="standard">
      <style:graphic-properties svg:stroke-color="#111111" draw:fill-color="#dee6ef" draw:textarea-horizontal-align="justify" draw:textarea-vertical-align="middle" draw:auto-grow-height="false" fo:min-height="1.699cm" fo:min-width="4.922cm"/>
      <style:paragraph-properties style:writing-mode="lr-tb"/>
    </style:style>
    <style:style style:name="gr1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8cm" fo:min-width="5.567cm"/>
      <style:paragraph-properties style:writing-mode="lr-tb"/>
    </style:style>
    <style:style style:name="gr1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7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5.09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7cm" fo:min-width="5.568cm"/>
      <style:paragraph-properties style:writing-mode="lr-tb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4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6.739cm"/>
      <style:paragraph-properties style:writing-mode="lr-tb"/>
    </style:style>
    <style:style style:name="gr2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69cm" fo:min-width="5.567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699cm" fo:min-width="6.738cm"/>
      <style:paragraph-properties style:writing-mode="lr-tb"/>
    </style:style>
    <style:style style:name="gr25" style:family="graphic" style:parent-style-name="standard">
      <style:graphic-properties svg:stroke-color="#111111" draw:fill-color="#dde8cb" draw:textarea-horizontal-align="justify" draw:textarea-vertical-align="middle" draw:auto-grow-height="false" fo:min-height="1.7cm" fo:min-width="2.79cm"/>
      <style:paragraph-properties style:writing-mode="lr-tb"/>
    </style:style>
    <style:style style:name="gr26" style:family="graphic" style:parent-style-name="standard">
      <style:graphic-properties svg:stroke-color="#111111" draw:fill-color="#dee6ef" draw:textarea-horizontal-align="justify" draw:textarea-vertical-align="middle" draw:auto-grow-height="false" fo:min-height="1.766cm" fo:min-width="5.286cm"/>
      <style:paragraph-properties style:writing-mode="lr-tb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6cm"/>
      <style:paragraph-properties style:writing-mode="lr-tb"/>
    </style:style>
    <style:style style:name="gr2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3cm" fo:min-width="5.777cm"/>
      <style:paragraph-properties style:writing-mode="lr-tb"/>
    </style:style>
    <style:style style:name="gr29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6cm"/>
      <style:paragraph-properties style:writing-mode="lr-tb"/>
    </style:style>
    <style:style style:name="gr3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2cm" fo:min-width="5.777cm"/>
      <style:paragraph-properties style:writing-mode="lr-tb"/>
    </style:style>
    <style:style style:name="gr31" style:family="graphic" style:parent-style-name="standard">
      <style:graphic-properties svg:stroke-color="#111111" draw:fill-color="#dde8cb" draw:textarea-horizontal-align="justify" draw:textarea-vertical-align="middle" draw:auto-grow-height="false" fo:min-height="1.766cm" fo:min-width="4.605cm"/>
      <style:paragraph-properties style:writing-mode="lr-tb"/>
    </style:style>
    <style:style style:name="gr3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6cm"/>
      <style:paragraph-properties style:writing-mode="lr-tb"/>
    </style:style>
    <style:style style:name="gr3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14cm" fo:min-width="5.777cm"/>
      <style:paragraph-properties style:writing-mode="lr-tb"/>
    </style:style>
    <style:style style:name="gr34" style:family="graphic" style:parent-style-name="standard">
      <style:graphic-properties svg:stroke-color="#111111" draw:fill-color="#dde8cb" draw:textarea-horizontal-align="justify" draw:textarea-vertical-align="middle" draw:auto-grow-height="false" fo:min-height="1.112cm" fo:min-width="5.627cm"/>
      <style:paragraph-properties style:writing-mode="lr-tb"/>
    </style:style>
    <style:style style:name="gr35" style:family="graphic" style:parent-style-name="standard">
      <style:graphic-properties svg:stroke-color="#000000" draw:fill-color="#ffffff" draw:textarea-vertical-align="middle"/>
    </style:style>
    <style:style style:name="gr36" style:family="graphic" style:parent-style-name="standard">
      <style:graphic-properties svg:stroke-color="#111111" draw:fill-color="#dee6ef" draw:textarea-horizontal-align="justify" draw:textarea-vertical-align="middle" draw:auto-grow-height="false" fo:min-height="1.841cm" fo:min-width="4.087cm"/>
      <style:paragraph-properties style:writing-mode="lr-tb"/>
    </style:style>
    <style:style style:name="gr3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8cm"/>
      <style:paragraph-properties style:writing-mode="lr-tb"/>
    </style:style>
    <style:style style:name="gr38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6cm"/>
      <style:paragraph-properties style:writing-mode="lr-tb"/>
    </style:style>
    <style:style style:name="gr39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087cm"/>
      <style:paragraph-properties style:writing-mode="lr-tb"/>
    </style:style>
    <style:style style:name="gr4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8.125cm"/>
      <style:paragraph-properties style:writing-mode="lr-tb"/>
    </style:style>
    <style:style style:name="gr41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4.44cm"/>
      <style:paragraph-properties style:writing-mode="lr-tb"/>
    </style:style>
    <style:style style:name="gr4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163cm" fo:min-width="6.007cm"/>
      <style:paragraph-properties style:writing-mode="lr-tb"/>
    </style:style>
    <style:style style:name="gr43" style:family="graphic" style:parent-style-name="standard">
      <style:graphic-properties svg:stroke-color="#111111" draw:fill-color="#dee6ef" draw:textarea-horizontal-align="justify" draw:textarea-vertical-align="middle" draw:auto-grow-height="false" fo:min-height="1.84cm" fo:min-width="5.146cm"/>
      <style:paragraph-properties style:writing-mode="lr-tb"/>
    </style:style>
    <style:style style:name="gr44" style:family="graphic" style:parent-style-name="standard">
      <style:graphic-properties svg:stroke-color="#111111" draw:fill-color="#dde8cb" draw:textarea-horizontal-align="justify" draw:textarea-vertical-align="middle" draw:auto-grow-height="false" fo:min-height="1.84cm" fo:min-width="5.852cm"/>
      <style:paragraph-properties style:writing-mode="lr-tb"/>
    </style:style>
    <style:style style:name="gr45" style:family="graphic" style:parent-style-name="standard">
      <style:graphic-properties svg:stroke-color="#111111" draw:fill-color="#dde8cb" draw:textarea-horizontal-align="justify" draw:textarea-vertical-align="middle" draw:auto-grow-height="false" fo:min-height="1.841cm" fo:min-width="5.201cm"/>
      <style:paragraph-properties style:writing-mode="lr-tb"/>
    </style:style>
    <style:style style:name="gr46" style:family="graphic" style:parent-style-name="standard">
      <style:graphic-properties svg:stroke-color="#000000" draw:fill-color="#000000" draw:textarea-vertical-align="middle"/>
    </style:style>
    <style:style style:name="gr4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4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4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50" style:family="graphic" style:parent-style-name="standard">
      <style:graphic-properties svg:stroke-color="#000000" draw:fill-color="#dde8cb" draw:textarea-horizontal-align="justify" draw:textarea-vertical-align="middle" draw:auto-grow-height="false" fo:min-height="1.813cm" fo:min-width="3.678cm"/>
      <style:paragraph-properties style:writing-mode="lr-tb"/>
    </style:style>
    <style:style style:name="gr51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45cm" fo:min-width="5.921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1.896cm" fo:min-width="4.568cm"/>
      <style:paragraph-properties style:writing-mode="lr-tb"/>
    </style:style>
    <style:style style:name="gr53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6cm"/>
      <style:paragraph-properties style:writing-mode="lr-tb"/>
    </style:style>
    <style:style style:name="gr54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2cm" fo:min-width="6.177cm"/>
      <style:paragraph-properties style:writing-mode="lr-tb"/>
    </style:style>
    <style:style style:name="gr5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99cm" fo:min-width="6.177cm"/>
      <style:paragraph-properties style:writing-mode="lr-tb"/>
    </style:style>
    <style:style style:name="gr56" style:family="graphic" style:parent-style-name="standard">
      <style:graphic-properties svg:stroke-color="#000000" draw:fill-color="#dde8cb" draw:textarea-horizontal-align="justify" draw:textarea-vertical-align="middle" draw:auto-grow-height="false" fo:min-height="1.872cm" fo:min-width="3.366cm"/>
      <style:paragraph-properties style:writing-mode="lr-tb"/>
    </style:style>
    <style:style style:name="gr57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4cm" fo:min-width="6.104cm"/>
      <style:paragraph-properties style:writing-mode="lr-tb"/>
    </style:style>
    <style:style style:name="gr5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183cm" fo:min-width="6.104cm"/>
      <style:paragraph-properties style:writing-mode="lr-tb"/>
    </style:style>
    <style:style style:name="gr59" style:family="graphic" style:parent-style-name="standard">
      <style:graphic-properties svg:stroke-color="#000000" draw:fill-color="#dde8cb" draw:textarea-horizontal-align="justify" draw:textarea-vertical-align="middle" draw:auto-grow-height="false" fo:min-height="1.737cm" fo:min-width="5.202cm"/>
      <style:paragraph-properties style:writing-mode="lr-tb"/>
    </style:style>
    <style:style style:name="gr60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1.093cm" fo:min-width="5.68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dee6e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9" style:family="paragraph"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11" style:family="paragraph">
      <loext:graphic-properties draw:fill-color="#dde8cb"/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3.25cm" svg:x="44.25cm" svg:y="61.5cm">
          <text:p text:style-name="P1"><text:span text:style-name="T1">DECOMPRES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line-skew="-10.284cm" svg:x1="48.75cm" svg:y1="64.75cm" svg:x2="19.742cm" svg:y2="89.819cm" draw:start-shape="id1" draw:start-glue-point="2" draw:end-shape="id2" draw:end-glue-point="0" svg:d="M48750 64750v2250h-29008v22819" svg:viewBox="0 0 29009 25070">
          <text:p/>
        </draw:connector>
        <draw:connector draw:style-name="gr2" draw:text-style-name="P3" draw:layer="layout" draw:line-skew="-0.033cm" svg:x1="48.75cm" svg:y1="64.75cm" svg:x2="40.436cm" svg:y2="68.814cm" draw:start-shape="id1" draw:start-glue-point="2" svg:d="M48750 64750v2250h-8314v1814" svg:viewBox="0 0 8315 4065">
          <text:p/>
        </draw:connector>
        <draw:g>
          <draw:g>
            <draw:custom-shape draw:style-name="gr3" draw:text-style-name="P5" draw:layer="layout" svg:width="6.706cm" svg:height="1.94cm" svg:x="37.249cm" svg:y="68.75cm">
              <text:p text:style-name="P4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backgroundobjects" svg:x1="35.914cm" svg:y1="69.744cm" svg:x2="37.249cm" svg:y2="69.744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9.908cm 69.072cm)">
                <text:p text:style-name="P7"><text:span text:style-name="T2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43.955cm" svg:y1="69.77cm" svg:x2="45.223cm" svg:y2="69.77cm">
                  <text:p/>
                </draw:line>
                <draw:custom-shape draw:style-name="gr6" draw:text-style-name="P10" draw:layer="backgroundobjects" svg:width="5.846cm" svg:height="1.269cm" draw:transform="skewX (-0.000872664625997165) rotate (-0.000523598775597623) translate (45.083cm 69.132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70.69cm" svg:x2="31.835cm" svg:y2="73.008cm" svg:d="M40601 70690v831h-8766v1487" svg:viewBox="0 0 8767 2319">
          <text:p/>
        </draw:connector>
        <draw:g>
          <draw:g>
            <draw:custom-shape draw:style-name="gr7" draw:text-style-name="P11" draw:layer="layout" svg:width="4.806cm" svg:height="1.878cm" svg:x="29.5cm" svg:y="72.028cm">
              <text:p text:style-name="P4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232cm" svg:y1="72.888cm" svg:x2="29.5cm" svg:y2="72.888cm">
                <text:p/>
              </draw:line>
              <draw:custom-shape draw:style-name="gr8" draw:text-style-name="P8" draw:layer="layout" svg:width="5.845cm" svg:height="1.269cm" draw:transform="skewX (-0.000872664625997165) rotate (-0.000523598775597623) translate (22.526cm 72.25cm)">
                <text:p text:style-name="P7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4.306cm" svg:y1="73.372cm" svg:x2="35.574cm" svg:y2="73.372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72.73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34.306cm" svg:y1="72.638cm" svg:x2="35.574cm" svg:y2="72.638cm">
                  <text:p/>
                </draw:line>
                <draw:custom-shape draw:style-name="gr6" draw:text-style-name="P10" draw:layer="layout" svg:width="5.846cm" svg:height="1.269cm" draw:transform="skewX (-0.000872664625997165) rotate (-0.000523598775597623) translate (35.434cm 72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svg:x1="40.601cm" svg:y1="70.69cm" svg:x2="48.954cm" svg:y2="73.008cm" svg:d="M40601 70690v831h8353v1487" svg:viewBox="0 0 8354 2319">
          <text:p/>
        </draw:connector>
        <draw:g>
          <draw:g>
            <draw:custom-shape draw:style-name="gr9" draw:text-style-name="P11" draw:layer="layout" svg:width="4.329cm" svg:height="1.973cm" svg:x="46.737cm" svg:y="72.783cm">
              <text:p text:style-name="P4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05cm" svg:y1="73.42cm" svg:x2="46.737cm" svg:y2="73.42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72.75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066cm" svg:y1="73.757cm" svg:x2="52.398cm" svg:y2="73.757cm">
                  <text:p/>
                </draw:line>
                <draw:custom-shape draw:style-name="gr11" draw:text-style-name="P10" draw:layer="layout" svg:width="6.14cm" svg:height="1.333cm" draw:transform="skewX (-0.000698131700797732) rotate (-0.000523598775597623) translate (52.252cm 73.087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45.405cm" svg:y1="74.086cm" svg:x2="46.737cm" svg:y2="74.086cm">
                <text:p/>
              </draw:line>
              <draw:custom-shape draw:style-name="gr10" draw:text-style-name="P8" draw:layer="layout" svg:width="6.141cm" svg:height="1.333cm" draw:transform="skewX (-0.000698131700797732) rotate (-0.000523598775597623) translate (39.411cm 73.41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2" draw:text-style-name="P3" draw:layer="layout" draw:line-skew="1.998cm" svg:x1="40.601cm" svg:y1="70.69cm" svg:x2="48.954cm" svg:y2="76.644cm" svg:d="M40601 70690v5266h8353v688" svg:viewBox="0 0 8354 5955">
          <text:p/>
        </draw:connector>
        <draw:g>
          <draw:g>
            <draw:custom-shape draw:style-name="gr12" draw:text-style-name="P11" draw:layer="layout" svg:width="4.347cm" svg:height="1.981cm" svg:x="46.768cm" svg:y="76.525cm">
              <text:p text:style-name="P4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43cm" svg:y1="77.499cm" svg:x2="46.768cm" svg:y2="77.499cm">
                <text:p/>
              </draw:line>
              <draw:custom-shape draw:style-name="gr13" draw:text-style-name="P8" draw:layer="layout" svg:width="6.166cm" svg:height="1.339cm" draw:transform="skewX (-0.000698131700797732) rotate (-0.000523598775597623) translate (39.411cm 76.826cm)">
                <text:p text:style-name="P7"><text:span text:style-name="T3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115cm" svg:y1="77.503cm" svg:x2="52.453cm" svg:y2="77.503cm">
                  <text:p/>
                </draw:line>
                <draw:custom-shape draw:style-name="gr13" draw:text-style-name="P10" draw:layer="layout" svg:width="6.166cm" svg:height="1.339cm" draw:transform="skewX (-0.000698131700797732) rotate (-0.000523598775597623) translate (52.306cm 76.83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2" draw:text-style-name="P3" draw:layer="layout" draw:line-skew="2.01cm" svg:x1="40.601cm" svg:y1="70.69cm" svg:x2="31.758cm" svg:y2="76.611cm" svg:d="M40601 70690v5266h-8843v655" svg:viewBox="0 0 8844 5922">
          <text:p/>
        </draw:connector>
        <draw:g>
          <draw:g>
            <draw:custom-shape draw:style-name="gr14" draw:text-style-name="P11" draw:layer="layout" svg:width="3.336cm" svg:height="1.977cm" svg:x="30.002cm" svg:y="76.535cm">
              <text:p text:style-name="P4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28.665cm" svg:y1="77.083cm" svg:x2="30cm" svg:y2="77.083cm">
                <text:p/>
              </draw:line>
              <draw:custom-shape draw:style-name="gr5" draw:text-style-name="P8" draw:layer="layout" svg:width="6.153cm" svg:height="1.336cm" draw:transform="skewX (-0.000698131700797732) rotate (-0.000523598775597623) translate (22.659cm 76.411cm)">
                <text:p text:style-name="P7"><text:span text:style-name="T2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33.338cm" svg:y1="77.511cm" svg:x2="34.673cm" svg:y2="77.511cm">
                  <text:p/>
                </draw:line>
                <draw:custom-shape draw:style-name="gr5" draw:text-style-name="P10" draw:layer="layout" svg:width="6.153cm" svg:height="1.336cm" draw:transform="rotate (-0.000349065850398201) translate (34.526cm 76.84cm)">
                  <text:p text:style-name="P9"><text:span text:style-name="T3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backgroundobjects" svg:x1="28.665cm" svg:y1="77.833cm" svg:x2="30cm" svg:y2="77.833cm">
                <text:p/>
              </draw:line>
              <draw:custom-shape draw:style-name="gr5" draw:text-style-name="P8" draw:layer="backgroundobjects" svg:width="6.153cm" svg:height="1.336cm" draw:transform="skewX (-0.000698131700797732) rotate (-0.000523598775597623) translate (22.659cm 77.161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3" draw:id="id3">
            <draw:g>
              <draw:custom-shape draw:style-name="gr15" draw:text-style-name="P5" draw:layer="layout" svg:width="5.422cm" svg:height="1.949cm" svg:x="38.035cm" svg:y="79.256cm">
                <text:p text:style-name="P4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6.719cm" svg:y1="80.223cm" svg:x2="38.035cm" svg:y2="80.223cm">
                  <text:p/>
                </draw:line>
                <draw:custom-shape draw:style-name="gr16" draw:text-style-name="P8" draw:layer="layout" svg:width="6.067cm" svg:height="1.318cm" draw:transform="skewX (-0.000698131700797731) rotate (-0.000523598775597623) translate (30.797cm 79.56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3.456cm" svg:y1="80.247cm" svg:x2="44.772cm" svg:y2="80.247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4.628cm 79.585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4" draw:id="id4">
            <draw:g>
              <draw:custom-shape draw:style-name="gr18" draw:text-style-name="P11" draw:layer="layout" svg:width="5.594cm" svg:height="1.949cm" svg:x="29.229cm" svg:y="82.85cm">
                <text:p text:style-name="P4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913cm" svg:y1="83.808cm" svg:x2="29.229cm" svg:y2="83.808cm">
                  <text:p/>
                </draw:line>
                <draw:custom-shape draw:style-name="gr19" draw:text-style-name="P8" draw:layer="layout" svg:width="6.068cm" svg:height="1.317cm" draw:transform="rotate (-0.000349065850398201) translate (21.99cm 83.14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4.823cm" svg:y1="83.808cm" svg:x2="36.139cm" svg:y2="83.808cm">
                    <text:p/>
                  </draw:line>
                  <draw:custom-shape draw:style-name="gr17" draw:text-style-name="P10" draw:layer="layout" svg:width="6.067cm" svg:height="1.317cm" draw:transform="rotate (-0.000349065850398201) translate (35.994cm 83.147cm)">
                    <text:p text:style-name="P9"><text:span text:style-name="T3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81.205cm" svg:x2="32.025cm" svg:y2="82.85cm" draw:start-shape="id3" draw:start-glue-point="2" draw:end-shape="id4" draw:end-glue-point="0" svg:d="M40746 81205v822h-8721v823" svg:viewBox="0 0 8722 1646">
            <text:p/>
          </draw:connector>
          <draw:g xml:id="id5" draw:id="id5">
            <draw:g>
              <draw:custom-shape draw:style-name="gr21" draw:text-style-name="P11" draw:layer="layout" svg:width="6.91cm" svg:height="1.949cm" svg:x="45.351cm" svg:y="82.85cm">
                <text:p text:style-name="P4">naturelVers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4.035cm" svg:y1="83.808cm" svg:x2="45.351cm" svg:y2="83.808cm">
                  <text:p/>
                </draw:line>
                <draw:custom-shape draw:style-name="gr19" draw:text-style-name="P8" draw:layer="layout" svg:width="6.068cm" svg:height="1.317cm" draw:transform="rotate (-0.000349065850398201) translate (38.113cm 83.147cm)">
                  <text:p text:style-name="P7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2.261cm" svg:y1="83.845cm" svg:x2="53.577cm" svg:y2="83.845cm">
                    <text:p/>
                  </draw:line>
                  <draw:custom-shape draw:style-name="gr16" draw:text-style-name="P10" draw:layer="layout" svg:width="6.067cm" svg:height="1.318cm" draw:transform="skewX (-0.000698131700797731) rotate (-0.000523598775597623) translate (53.433cm 83.183cm)">
                    <text:p text:style-name="P9"><text:span text:style-name="T3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20" draw:text-style-name="P12" draw:layer="layout" svg:x1="40.746cm" svg:y1="81.205cm" svg:x2="48.806cm" svg:y2="82.85cm" draw:start-shape="id3" draw:start-glue-point="2" draw:end-shape="id5" draw:end-glue-point="0" svg:d="M40746 81205v822h8060v823" svg:viewBox="0 0 8061 1646">
            <text:p/>
          </draw:connector>
          <draw:g xml:id="id7" draw:id="id7">
            <draw:g>
              <draw:custom-shape draw:style-name="gr22" draw:text-style-name="P11" draw:layer="layout" svg:width="7.239cm" svg:height="1.95cm" svg:x="28.9cm" svg:y="86.49cm">
                <text:p text:style-name="P4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27.584cm" svg:y1="87.124cm" svg:x2="28.9cm" svg:y2="87.124cm">
                  <text:p/>
                </draw:line>
                <draw:custom-shape draw:style-name="gr16" draw:text-style-name="P8" draw:layer="layout" svg:width="6.067cm" svg:height="1.318cm" draw:transform="skewX (-0.000698131700797732) rotate (-0.000698131700797933) translate (21.661cm 86.461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36.139cm" svg:y1="87.453cm" svg:x2="37.455cm" svg:y2="87.453cm">
                    <text:p/>
                  </draw:line>
                  <draw:custom-shape draw:style-name="gr16" draw:text-style-name="P10" draw:layer="layout" svg:width="6.067cm" svg:height="1.318cm" draw:transform="rotate (-0.000349065850398201) translate (37.31cm 86.791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27.584cm" svg:y1="87.786cm" svg:x2="28.9cm" svg:y2="87.786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21.661cm 87.123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6" draw:id="id6">
            <draw:g>
              <draw:custom-shape draw:style-name="gr24" draw:text-style-name="P11" draw:layer="layout" svg:width="7.238cm" svg:height="1.949cm" svg:x="44.694cm" svg:y="86.499cm">
                <text:p text:style-name="P4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43.377cm" svg:y1="87.132cm" svg:x2="44.693cm" svg:y2="87.132cm">
                  <text:p/>
                </draw:line>
                <draw:custom-shape draw:style-name="gr17" draw:text-style-name="P8" draw:layer="layout" svg:width="6.067cm" svg:height="1.317cm" draw:transform="rotate (-0.000349065850398201) translate (37.455cm 86.47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51.932cm" svg:y1="87.461cm" svg:x2="53.248cm" svg:y2="87.461cm">
                    <text:p/>
                  </draw:line>
                  <draw:custom-shape draw:style-name="gr17" draw:text-style-name="P10" draw:layer="layout" svg:width="6.067cm" svg:height="1.317cm" draw:transform="rotate (-0.000349065850398201) translate (53.104cm 86.799cm)">
                    <text:p text:style-name="P9"><text:span text:style-name="T3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43.377cm" svg:y1="87.794cm" svg:x2="44.693cm" svg:y2="87.794cm">
                  <text:p/>
                </draw:line>
                <draw:custom-shape draw:style-name="gr17" draw:text-style-name="P8" draw:layer="layout" svg:width="6.067cm" svg:height="1.317cm" draw:transform="rotate (-0.000349065850398201) translate (37.455cm 87.132cm)">
                  <text:p text:style-name="P7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g>
              <draw:custom-shape draw:style-name="gr25" draw:text-style-name="P11" draw:layer="layout" svg:width="3.29cm" svg:height="1.95cm" svg:x="39.1cm" svg:y="88.801cm">
                <text:p text:style-name="P4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" draw:text-style-name="P6" draw:layer="layout" svg:x1="37.784cm" svg:y1="89.435cm" svg:x2="39.1cm" svg:y2="89.435cm">
                  <text:p/>
                </draw:line>
                <draw:custom-shape draw:style-name="gr17" draw:text-style-name="P8" draw:layer="layout" svg:width="6.067cm" svg:height="1.317cm" draw:transform="skewX (-0.000698131700797732) rotate (-0.000523598775597623) translate (31.861cm 88.773cm)">
                  <text:p text:style-name="P7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" draw:text-style-name="P6" draw:layer="layout" svg:x1="42.39cm" svg:y1="89.768cm" svg:x2="43.706cm" svg:y2="89.768cm">
                    <text:p/>
                  </draw:line>
                  <draw:custom-shape draw:style-name="gr17" draw:text-style-name="P10" draw:layer="layout" svg:width="6.067cm" svg:height="1.317cm" draw:transform="skewX (-0.000698131700797732) rotate (-0.000523598775597623) translate (43.562cm 89.106cm)">
                    <text:p text:style-name="P9"><text:span text:style-name="T2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" draw:text-style-name="P6" draw:layer="layout" svg:x1="37.784cm" svg:y1="90.097cm" svg:x2="39.1cm" svg:y2="90.097cm">
                  <text:p/>
                </draw:line>
                <draw:custom-shape draw:style-name="gr23" draw:text-style-name="P8" draw:layer="layout" svg:width="6.067cm" svg:height="1.319cm" draw:transform="skewX (-0.000698131700797732) rotate (-0.000698131700797933) translate (31.861cm 89.434cm)">
                  <text:p text:style-name="P7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1.669cm" svg:x1="48.313cm" svg:y1="86.47cm" svg:x2="40.746cm" svg:y2="81.205cm" draw:start-shape="id6" draw:start-glue-point="0" draw:end-shape="id3" svg:d="M48313 86470v-964h-7567v-4301" svg:viewBox="0 0 7568 5266">
            <text:p/>
          </draw:connector>
          <draw:connector draw:style-name="gr20" draw:text-style-name="P12" draw:layer="layout" draw:line-skew="1.673cm" svg:x1="32.519cm" svg:y1="86.461cm" svg:x2="40.746cm" svg:y2="81.205cm" draw:start-shape="id7" draw:start-glue-point="0" draw:end-shape="id3" draw:end-glue-point="2" svg:d="M32519 86461v-955h8227v-4301" svg:viewBox="0 0 8228 5257">
            <text:p/>
          </draw:connector>
          <draw:connector draw:style-name="gr20" draw:text-style-name="P12" draw:layer="layout" svg:x1="40.746cm" svg:y1="81.205cm" svg:x2="40.745cm" svg:y2="88.773cm" draw:start-shape="id3" draw:start-glue-point="2" draw:end-shape="id8" draw:end-glue-point="0" svg:d="M40746 81205v3784h-1v3784" svg:viewBox="0 0 2 7569">
            <text:p/>
          </draw:connector>
        </draw:g>
        <draw:connector draw:style-name="gr2" draw:text-style-name="P3" draw:layer="layout" svg:x1="40.601cm" svg:y1="70.69cm" svg:x2="40.601cm" svg:y2="79.256cm" svg:d="M40601 70690v8566" svg:viewBox="0 0 1 8567">
          <text:p/>
        </draw:connector>
        <draw:g xml:id="id13" draw:id="id13">
          <draw:g xml:id="id9" draw:id="id9">
            <draw:custom-shape draw:style-name="gr26" draw:text-style-name="P5" draw:layer="layout" svg:width="5.786cm" svg:height="2.016cm" svg:x="56.363cm" svg:y="90.75cm">
              <text:p text:style-name="P4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5.001cm" svg:y1="91.751cm" svg:x2="56.363cm" svg:y2="91.751cm">
                <text:p/>
              </draw:line>
              <draw:custom-shape draw:style-name="gr27" draw:text-style-name="P8" draw:layer="layout" svg:width="6.276cm" svg:height="1.363cm" draw:transform="skewX (-0.000698131700797732) rotate (-0.000523598775597623) translate (48.875cm 91.066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2.149cm" svg:y1="91.749cm" svg:x2="63.511cm" svg:y2="91.749cm">
                  <text:p/>
                </draw:line>
                <draw:custom-shape draw:style-name="gr28" draw:text-style-name="P10" draw:layer="layout" svg:width="6.277cm" svg:height="1.363cm" draw:transform="rotate (-0.000349065850398201) translate (63.361cm 91.065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2" draw:id="id12">
            <draw:custom-shape draw:style-name="gr29" draw:text-style-name="P11" draw:layer="layout" svg:width="5.106cm" svg:height="2.016cm" svg:x="46.656cm" svg:y="95.484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45.295cm" svg:y1="96.485cm" svg:x2="46.657cm" svg:y2="96.485cm">
                <text:p/>
              </draw:line>
              <draw:custom-shape draw:style-name="gr30" draw:text-style-name="P8" draw:layer="layout" svg:width="6.277cm" svg:height="1.362cm" draw:transform="rotate (-0.000349065850398201) translate (39.168cm 95.801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51.762cm" svg:y1="96.484cm" svg:x2="53.124cm" svg:y2="96.484cm">
                  <text:p/>
                </draw:line>
                <draw:custom-shape draw:style-name="gr27" draw:text-style-name="P10" draw:layer="layout" svg:width="6.276cm" svg:height="1.363cm" draw:transform="skewX (-0.000698131700797732) rotate (-0.000523598775597623) translate (52.974cm 95.79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custom-shape draw:style-name="gr31" draw:text-style-name="P11" draw:layer="layout" svg:width="5.105cm" svg:height="2.016cm" svg:x="65.906cm" svg:y="96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545cm" svg:y1="97cm" svg:x2="65.907cm" svg:y2="97cm">
                <text:p/>
              </draw:line>
              <draw:custom-shape draw:style-name="gr32" draw:text-style-name="P8" draw:layer="layout" svg:width="6.276cm" svg:height="1.364cm" draw:transform="skewX (-0.000698131700797732) rotate (-0.000698131700797933) translate (58.418cm 96.31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012cm" svg:y1="96.999cm" svg:x2="72.374cm" svg:y2="96.999cm">
                  <text:p/>
                </draw:line>
                <draw:custom-shape draw:style-name="gr33" draw:text-style-name="P10" draw:layer="layout" svg:width="6.277cm" svg:height="1.364cm" draw:transform="rotate (-0.000349065850398201) translate (72.223cm 96.314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0" draw:id="id10">
            <draw:custom-shape draw:style-name="gr34" draw:text-style-name="P11" draw:layer="layout" svg:width="6.127cm" svg:height="1.362cm" svg:x="55.489cm" svg:y="98.754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54.128cm" svg:y1="99.435cm" svg:x2="55.49cm" svg:y2="99.435cm">
                <text:p/>
              </draw:line>
              <draw:custom-shape draw:style-name="gr30" draw:text-style-name="P8" draw:layer="layout" svg:width="6.277cm" svg:height="1.362cm" draw:transform="rotate (-0.000349065850398201) translate (48cm 98.75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backgroundobjects" svg:x1="61.616cm" svg:y1="99.439cm" svg:x2="62.978cm" svg:y2="99.439cm">
                  <text:p/>
                </draw:line>
                <draw:custom-shape draw:style-name="gr33" draw:text-style-name="P10" draw:layer="backgroundobjects" svg:width="6.277cm" svg:height="1.364cm" draw:transform="rotate (-0.000349065850398201) translate (62.827cm 98.754cm)">
                  <text:p text:style-name="P9"><text:span text:style-name="T2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-1.509cm" svg:x1="59.256cm" svg:y1="92.766cm" svg:x2="58.552cm" svg:y2="98.75cm" draw:start-shape="id9" draw:start-glue-point="2" draw:end-shape="id10" draw:end-glue-point="0" svg:d="M59256 92766v1484h-704v4500" svg:viewBox="0 0 705 5985">
            <text:p/>
          </draw:connector>
          <draw:connector draw:style-name="gr20" draw:text-style-name="P12" draw:layer="backgroundobjects" draw:line-skew="-0.133cm" svg:x1="59.256cm" svg:y1="92.766cm" svg:x2="68.459cm" svg:y2="96cm" draw:start-shape="id9" draw:start-glue-point="2" draw:end-shape="id11" draw:end-glue-point="0" svg:d="M59256 92766v1484h9203v1750" svg:viewBox="0 0 9204 3235">
            <text:p/>
          </draw:connector>
          <draw:connector draw:style-name="gr20" draw:text-style-name="P12" draw:layer="backgroundobjects" draw:line-skew="0.125cm" svg:x1="59.256cm" svg:y1="92.766cm" svg:x2="49.209cm" svg:y2="95.484cm" draw:start-shape="id9" draw:start-glue-point="2" draw:end-shape="id12" draw:end-glue-point="0" svg:d="M59256 92766v1484h-10047v1234" svg:viewBox="0 0 10048 2719">
            <text:p/>
          </draw:connector>
        </draw:g>
        <draw:connector draw:style-name="gr35" draw:text-style-name="P3" draw:layer="layout" draw:line-skew="-10.75cm" svg:x1="48.75cm" svg:y1="64.75cm" svg:x2="58.834cm" svg:y2="90.75cm" draw:start-shape="id1" draw:start-glue-point="2" draw:end-shape="id13" svg:d="M48750 64750v2250h10084v23750" svg:viewBox="0 0 10085 26001">
          <text:p/>
        </draw:connector>
        <draw:g xml:id="id21" draw:id="id21">
          <draw:g xml:id="id17" draw:id="id17">
            <draw:custom-shape draw:style-name="gr36" draw:text-style-name="P5" draw:layer="layout" svg:width="4.587cm" svg:height="2.091cm" svg:x="73.313cm" svg:y="74cm">
              <text:p text:style-name="P4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71.901cm" svg:y1="75.416cm" svg:x2="73.313cm" svg:y2="75.416cm">
                <text:p/>
              </draw:line>
              <draw:custom-shape draw:style-name="gr37" draw:text-style-name="P8" draw:layer="layout" svg:width="6.508cm" svg:height="1.413cm" draw:transform="rotate (-0.000349065850398201) translate (65.549cm 74.706cm)">
                <text:p text:style-name="P7"><text:span text:style-name="T4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74.71cm" svg:x2="79.312cm" svg:y2="74.71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74cm)">
                  <text:p text:style-name="P9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71.901cm" svg:y1="74.71cm" svg:x2="73.313cm" svg:y2="74.71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65.549cm 74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7.9cm" svg:y1="75.412cm" svg:x2="79.312cm" svg:y2="75.412cm">
                  <text:p/>
                </draw:line>
                <draw:custom-shape draw:style-name="gr38" draw:text-style-name="P10" draw:layer="layout" svg:width="6.506cm" svg:height="1.413cm" draw:transform="skewX (-0.000698131700797732) rotate (-0.000523598775597623) translate (79.157cm 74.702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9" draw:id="id19">
            <draw:custom-shape draw:style-name="gr39" draw:text-style-name="P11" draw:layer="layout" svg:width="4.587cm" svg:height="2.091cm" svg:x="65.197cm" svg:y="78.591cm">
              <text:p text:style-name="P4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3.785cm" svg:y1="79.629cm" svg:x2="65.197cm" svg:y2="79.629cm">
                <text:p/>
              </draw:line>
              <draw:custom-shape draw:style-name="gr40" draw:text-style-name="P8" draw:layer="layout" svg:width="8.625cm" svg:height="1.413cm" draw:transform="rotate (-0.000349065850398201) translate (55.316cm 78.918cm)">
                <text:p text:style-name="P7"><text:span text:style-name="T3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69.784cm" svg:y1="79.297cm" svg:x2="71.196cm" svg:y2="79.297cm">
                  <text:p/>
                </draw:line>
                <draw:custom-shape draw:style-name="gr37" draw:text-style-name="P10" draw:layer="layout" svg:width="6.508cm" svg:height="1.413cm" draw:transform="rotate (-0.000349065850398201) translate (71.04cm 78.588cm)">
                  <text:p text:style-name="P9"><text:span text:style-name="T3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4" draw:text-style-name="P6" draw:layer="layout" svg:x1="69.784cm" svg:y1="80.007cm" svg:x2="71.196cm" svg:y2="80.007cm">
                  <text:p/>
                </draw:line>
                <draw:custom-shape draw:style-name="gr37" draw:text-style-name="P10" draw:layer="layout" svg:width="6.508cm" svg:height="1.413cm" draw:transform="skewX (-0.000698131700797732) rotate (-0.000523598775597623) translate (71.04cm 79.297cm)">
                  <text:p text:style-name="P9"><text:span text:style-name="T3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41" draw:text-style-name="P11" draw:layer="layout" svg:width="4.94cm" svg:height="2.091cm" svg:x="66.263cm" svg:y="82.883cm">
              <text:p text:style-name="P4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64.851cm" svg:y1="83.588cm" svg:x2="66.263cm" svg:y2="83.588cm">
                <text:p/>
              </draw:line>
              <draw:custom-shape draw:style-name="gr42" draw:text-style-name="P8" draw:layer="layout" svg:width="6.507cm" svg:height="1.413cm" draw:transform="rotate (-0.000349065850398201) translate (58.5cm 82.879cm)">
                <text:p text:style-name="P7"><text:span text:style-name="T3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71.203cm" svg:y1="83.941cm" svg:x2="72.615cm" svg:y2="83.941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72.46cm 83.231cm)">
                  <text:p text:style-name="P9"><text:span text:style-name="T3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851cm" svg:y1="84.294cm" svg:x2="66.263cm" svg:y2="84.294cm">
                <text:p/>
              </draw:line>
              <draw:custom-shape draw:style-name="gr42" draw:text-style-name="P8" draw:layer="layout" svg:width="6.507cm" svg:height="1.413cm" draw:transform="skewX (-0.000698131700797732) rotate (-0.000523598775597623) translate (58.5cm 83.584cm)">
                <text:p text:style-name="P7"><text:span text:style-name="T3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4" draw:id="id14">
            <draw:custom-shape draw:style-name="gr43" draw:text-style-name="P5" draw:layer="layout" svg:width="5.646cm" svg:height="2.09cm" svg:x="82.514cm" svg:y="83.383cm">
              <text:p text:style-name="P4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1.102cm" svg:y1="84.084cm" svg:x2="82.514cm" svg:y2="84.084cm">
                <text:p/>
              </draw:line>
              <draw:custom-shape draw:style-name="gr37" draw:text-style-name="P8" draw:layer="layout" svg:width="6.508cm" svg:height="1.413cm" draw:transform="rotate (-0.000349065850398201) translate (74.75cm 83.375cm)">
                <text:p text:style-name="P7"><text:span text:style-name="T3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16cm" svg:y1="84.441cm" svg:x2="89.572cm" svg:y2="84.441cm">
                  <text:p/>
                </draw:line>
                <draw:custom-shape draw:style-name="gr37" draw:text-style-name="P10" draw:layer="layout" svg:width="6.508cm" svg:height="1.413cm" draw:transform="skewX (-0.000698131700797732) rotate (-0.000698131700797933) translate (89.416cm 83.731cm)">
                  <text:p text:style-name="P9"><text:span text:style-name="T3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1.102cm" svg:y1="84.794cm" svg:x2="82.514cm" svg:y2="84.794cm">
                <text:p/>
              </draw:line>
              <draw:custom-shape draw:style-name="gr37" draw:text-style-name="P8" draw:layer="layout" svg:width="6.508cm" svg:height="1.413cm" draw:transform="skewX (-0.000698131700797732) rotate (-0.000523598775597623) translate (74.75cm 84.084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8" draw:id="id18">
            <draw:custom-shape draw:style-name="gr44" draw:text-style-name="P11" draw:layer="layout" svg:width="6.352cm" svg:height="2.09cm" svg:x="82.135cm" svg:y="78.588cm">
              <text:p text:style-name="P4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4" draw:text-style-name="P6" draw:layer="layout" svg:x1="80.724cm" svg:y1="79.646cm" svg:x2="82.136cm" svg:y2="79.646cm">
                <text:p/>
              </draw:line>
              <draw:custom-shape draw:style-name="gr38" draw:text-style-name="P8" draw:layer="layout" svg:width="6.506cm" svg:height="1.413cm" draw:transform="skewX (-0.000698131700797732) rotate (-0.000523598775597623) translate (74.372cm 78.936cm)">
                <text:p text:style-name="P7"><text:span text:style-name="T3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4" draw:text-style-name="P6" draw:layer="layout" svg:x1="88.487cm" svg:y1="79.646cm" svg:x2="89.899cm" svg:y2="79.646cm">
                  <text:p/>
                </draw:line>
                <draw:custom-shape draw:style-name="gr42" draw:text-style-name="P10" draw:layer="layout" svg:width="6.507cm" svg:height="1.413cm" draw:transform="skewX (-0.000698131700797732) rotate (-0.000523598775597623) translate (89.743cm 78.936cm)">
                  <text:p text:style-name="P9"><text:span text:style-name="T3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45" draw:text-style-name="P11" draw:layer="layout" svg:width="5.701cm" svg:height="2.091cm" svg:x="65.549cm" svg:y="87.409cm">
              <text:p text:style-name="P4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71.25cm" svg:y1="88.544cm" svg:x2="72.662cm" svg:y2="88.544cm">
                  <text:p/>
                </draw:line>
                <draw:custom-shape draw:style-name="gr37" draw:text-style-name="P10" draw:layer="layout" svg:width="6.508cm" svg:height="1.413cm" draw:transform="rotate (-0.000349065850398201) translate (72.506cm 87.835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64.138cm" svg:y1="88.468cm" svg:x2="65.55cm" svg:y2="88.468cm">
                <text:p/>
              </draw:line>
              <draw:custom-shape draw:style-name="gr42" draw:text-style-name="P8" draw:layer="layout" svg:width="6.507cm" svg:height="1.413cm" draw:transform="rotate (-0.000349065850398201) translate (57.786cm 87.75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6" draw:id="id16">
            <draw:custom-shape draw:style-name="gr41" draw:text-style-name="P11" draw:layer="layout" svg:width="4.94cm" svg:height="2.091cm" svg:x="83.547cm" svg:y="87.409cm">
              <text:p text:style-name="P4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4" draw:text-style-name="P6" draw:layer="layout" svg:x1="88.487cm" svg:y1="88.468cm" svg:x2="89.899cm" svg:y2="88.468cm">
                  <text:p/>
                </draw:line>
                <draw:custom-shape draw:style-name="gr42" draw:text-style-name="P10" draw:layer="layout" svg:width="6.507cm" svg:height="1.413cm" draw:transform="rotate (-0.000349065850398201) translate (89.743cm 87.759cm)">
                  <text:p text:style-name="P9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4" draw:text-style-name="P6" draw:layer="layout" svg:x1="82.135cm" svg:y1="88.468cm" svg:x2="83.547cm" svg:y2="88.468cm">
                <text:p/>
              </draw:line>
              <draw:custom-shape draw:style-name="gr38" draw:text-style-name="P8" draw:layer="layout" svg:width="6.506cm" svg:height="1.413cm" draw:transform="rotate (-0.000349065850398201) translate (75.784cm 87.759cm)">
                <text:p text:style-name="P7"><text:span text:style-name="T2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0" draw:text-style-name="P12" draw:layer="layout" svg:x1="85.337cm" svg:y1="85.5cm" svg:x2="68.4cm" svg:y2="87.409cm" draw:start-shape="id14" draw:start-glue-point="2" draw:end-shape="id15" draw:end-glue-point="0" svg:d="M85337 85500v954h-16937v955" svg:viewBox="0 0 16938 1910">
            <text:p/>
          </draw:connector>
          <draw:connector draw:style-name="gr46" draw:text-style-name="P13" draw:layer="layout" svg:x1="85.337cm" svg:y1="85.5cm" svg:x2="86.017cm" svg:y2="87.409cm" draw:start-shape="id14" draw:start-glue-point="2" draw:end-shape="id16" draw:end-glue-point="0" svg:d="M85337 85500v954h680v955" svg:viewBox="0 0 681 1910">
            <text:p/>
          </draw:connector>
          <draw:connector draw:style-name="gr46" draw:text-style-name="P13" draw:layer="layout" svg:x1="75.606cm" svg:y1="76.121cm" svg:x2="85.311cm" svg:y2="78.588cm" draw:start-shape="id17" draw:start-glue-point="2" draw:end-shape="id18" draw:end-glue-point="0" svg:d="M75606 76121v1233h9705v1234" svg:viewBox="0 0 9706 2468">
            <text:p/>
          </draw:connector>
          <draw:connector draw:style-name="gr46" draw:text-style-name="P13" draw:layer="layout" svg:x1="66.432cm" svg:y1="78.588cm" svg:x2="75.606cm" svg:y2="76.121cm" draw:start-shape="id19" draw:start-glue-point="0" draw:end-shape="id17" draw:end-glue-point="2" svg:d="M66432 78588v-1234h9174v-1233" svg:viewBox="0 0 9175 2468">
            <text:p/>
          </draw:connector>
          <draw:connector draw:style-name="gr46" draw:text-style-name="P13" draw:layer="layout" draw:line-skew="2cm" svg:x1="75.606cm" svg:y1="76.121cm" svg:x2="68.733cm" svg:y2="82.879cm" draw:start-shape="id17" draw:start-glue-point="2" draw:end-shape="id20" draw:end-glue-point="0" svg:d="M75606 76121v5379h-6873v1379" svg:viewBox="0 0 6874 6759">
            <text:p/>
          </draw:connector>
          <draw:connector draw:style-name="gr46" draw:text-style-name="P13" draw:layer="layout" draw:line-skew="1.752cm" svg:x1="75.606cm" svg:y1="76.121cm" svg:x2="85.337cm" svg:y2="83.375cm" draw:start-shape="id17" draw:start-glue-point="2" draw:end-shape="id14" draw:end-glue-point="0" svg:d="M75606 76121v5379h9731v1875" svg:viewBox="0 0 9732 7255">
            <text:p/>
          </draw:connector>
        </draw:g>
        <draw:connector draw:style-name="gr46" draw:text-style-name="P13" draw:layer="layout" draw:line-skew="-2.375cm" svg:x1="48.75cm" svg:y1="64.75cm" svg:x2="75.783cm" svg:y2="74cm" draw:start-shape="id1" draw:start-glue-point="2" draw:end-shape="id21" draw:end-glue-point="0" svg:d="M48750 64750v2250h27033v7000" svg:viewBox="0 0 27034 9251">
          <text:p/>
        </draw:connector>
        <draw:g xml:id="id2" draw:id="id2">
          <draw:g>
            <draw:g>
              <draw:custom-shape draw:style-name="gr47" draw:text-style-name="P5" draw:layer="layout" svg:width="4.75cm" svg:height="1.481cm" svg:x="17.095cm" svg:y="89.819cm">
                <text:p text:style-name="P4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16.095cm" svg:y1="90.554cm" svg:x2="17.095cm" svg:y2="90.554cm">
                  <text:p/>
                </draw:line>
                <draw:custom-shape draw:style-name="gr49" draw:text-style-name="P8" draw:layer="layout" svg:width="4.61cm" svg:height="1.001cm" draw:transform="rotate (-0.000349065850398201) translate (11.595cm 90.051cm)">
                  <text:p text:style-name="P7"><text:span text:style-name="T5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1.845cm" svg:y1="90.55cm" svg:x2="22.845cm" svg:y2="90.55cm">
                    <text:p/>
                  </draw:line>
                  <draw:custom-shape draw:style-name="gr49" draw:text-style-name="P10" draw:layer="layout" svg:width="4.61cm" svg:height="1.001cm" draw:transform="rotate (-0.000349065850398201) translate (22.735cm 90.047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2" draw:id="id22">
            <draw:g>
              <draw:custom-shape draw:style-name="gr50" draw:text-style-name="P11" draw:layer="layout" svg:width="4.178cm" svg:height="2.063cm" svg:x="24.911cm" svg:y="98.254cm">
                <text:p text:style-name="P4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518cm" svg:y1="99.304cm" svg:x2="24.911cm" svg:y2="99.304cm">
                  <text:p/>
                </draw:line>
                <draw:custom-shape draw:style-name="gr51" draw:text-style-name="P8" draw:layer="layout" svg:width="6.421cm" svg:height="1.395cm" draw:transform="rotate (-0.000349065850398201) translate (17.25cm 98.603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29.089cm" svg:y1="98.951cm" svg:x2="30.482cm" svg:y2="98.95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98.25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29.089cm" svg:y1="99.651cm" svg:x2="30.482cm" svg:y2="99.651cm">
                    <text:p/>
                  </draw:line>
                  <draw:custom-shape draw:style-name="gr51" draw:text-style-name="P10" draw:layer="layout" svg:width="6.421cm" svg:height="1.395cm" draw:transform="rotate (-0.000349065850398201) translate (30.329cm 98.95cm)">
                    <text:p text:style-name="P9"><text:span text:style-name="T2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52" draw:text-style-name="P11" draw:layer="layout" svg:width="5.068cm" svg:height="2.146cm" svg:x="25.201cm" svg:y="94.442cm">
                <text:p text:style-name="P4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23.752cm" svg:y1="95.534cm" svg:x2="25.2cm" svg:y2="95.534cm">
                  <text:p/>
                </draw:line>
                <draw:custom-shape draw:style-name="gr53" draw:text-style-name="P8" draw:layer="layout" svg:width="6.676cm" svg:height="1.45cm" draw:transform="skewX (-0.000698131700797732) rotate (-0.000349065850398201) translate (17.235cm 94.806cm)">
                  <text:p text:style-name="P7"><text:span text:style-name="T2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30.269cm" svg:y1="95.166cm" svg:x2="31.717cm" svg:y2="95.166cm">
                    <text:p/>
                  </draw:line>
                  <draw:custom-shape draw:style-name="gr54" draw:text-style-name="P10" draw:layer="layout" svg:width="6.677cm" svg:height="1.45cm" draw:transform="skewX (-0.000698131700797732) rotate (-0.000349065850398201) translate (31.558cm 94.438cm)">
                    <text:p text:style-name="P9"><text:span text:style-name="T2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48" draw:text-style-name="P6" draw:layer="layout" svg:x1="30.269cm" svg:y1="95.891cm" svg:x2="31.717cm" svg:y2="95.891cm">
                    <text:p/>
                  </draw:line>
                  <draw:custom-shape draw:style-name="gr55" draw:text-style-name="P10" draw:layer="layout" svg:width="6.677cm" svg:height="1.449cm" draw:transform="skewX (-0.000698131700797732) rotate (-0.000349065850398201) translate (31.558cm 95.163cm)">
                    <text:p text:style-name="P9"><text:span text:style-name="T2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3" draw:id="id23">
            <draw:g>
              <draw:custom-shape draw:style-name="gr56" draw:text-style-name="P11" draw:layer="layout" svg:width="3.866cm" svg:height="2.122cm" svg:x="10.628cm" svg:y="98.25cm">
                <text:p text:style-name="P4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48" draw:text-style-name="P6" draw:layer="layout" svg:x1="9.196cm" svg:y1="98.971cm" svg:x2="10.628cm" svg:y2="98.97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98.25cm)">
                  <text:p text:style-name="P7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48" draw:text-style-name="P6" draw:layer="layout" svg:x1="14.494cm" svg:y1="99.263cm" svg:x2="15.926cm" svg:y2="99.263cm">
                    <text:p/>
                  </draw:line>
                  <draw:custom-shape draw:style-name="gr58" draw:text-style-name="P10" draw:layer="layout" svg:width="6.604cm" svg:height="1.433cm" draw:transform="rotate (-0.000174532925199667) translate (15.769cm 98.543cm)">
                    <text:p text:style-name="P9"><text:span text:style-name="T2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9.196cm" svg:y1="99.691cm" svg:x2="10.628cm" svg:y2="99.691cm">
                  <text:p/>
                </draw:line>
                <draw:custom-shape draw:style-name="gr57" draw:text-style-name="P8" draw:layer="layout" svg:width="6.604cm" svg:height="1.434cm" draw:transform="skewX (-0.000698131700797732) rotate (-0.000349065850398201) translate (2.75cm 98.97cm)">
                  <text:p text:style-name="P7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g>
              <draw:custom-shape draw:style-name="gr59" draw:text-style-name="P11" draw:layer="layout" svg:width="5.702cm" svg:height="1.987cm" svg:x="8.629cm" svg:y="94.513cm">
                <text:p text:style-name="P4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48" draw:text-style-name="P6" draw:layer="layout" svg:x1="14.331cm" svg:y1="95.523cm" svg:x2="15.673cm" svg:y2="95.523cm">
                    <text:p/>
                  </draw:line>
                  <draw:custom-shape draw:style-name="gr60" draw:text-style-name="P10" draw:layer="layout" svg:width="6.185cm" svg:height="1.343cm" draw:transform="skewX (-0.000698131700797732) rotate (-0.000523598775597623) translate (15.525cm 94.848cm)">
                    <text:p text:style-name="P9"><text:span text:style-name="T5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48" draw:text-style-name="P6" draw:layer="layout" svg:x1="7.287cm" svg:y1="95.531cm" svg:x2="8.629cm" svg:y2="95.531cm">
                  <text:p/>
                </draw:line>
                <draw:custom-shape draw:style-name="gr60" draw:text-style-name="P8" draw:layer="layout" svg:width="6.185cm" svg:height="1.343cm" draw:transform="skewX (-0.000698131700797732) rotate (-0.000523598775597623) translate (1.25cm 94.85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20" draw:text-style-name="P12" draw:layer="layout" draw:line-skew="2.713cm" svg:x1="19.47cm" svg:y1="91.325cm" svg:x2="27cm" svg:y2="98.25cm" draw:end-shape="id22" draw:end-glue-point="0" svg:d="M19470 91325v5925h7530v1000" svg:viewBox="0 0 7531 6926">
            <text:p/>
          </draw:connector>
          <draw:connector draw:style-name="gr20" draw:text-style-name="P12" draw:layer="layout" draw:line-skew="2.713cm" svg:x1="19.47cm" svg:y1="91.325cm" svg:x2="12.561cm" svg:y2="98.25cm" draw:end-shape="id23" draw:end-glue-point="0" svg:d="M19470 91325v5925h-6909v1000" svg:viewBox="0 0 6910 6926">
            <text:p/>
          </draw:connector>
          <draw:connector draw:style-name="gr20" draw:text-style-name="P12" draw:layer="layout" draw:line-skew="-0.168cm" svg:x1="19.47cm" svg:y1="91.325cm" svg:x2="11.48cm" svg:y2="94.513cm" draw:end-shape="id24" draw:end-glue-point="0" svg:d="M19470 91325v1175h-7990v2013" svg:viewBox="0 0 7991 3189">
            <text:p/>
          </draw:connector>
          <draw:connector draw:style-name="gr20" draw:text-style-name="P12" draw:layer="layout" draw:line-skew="-0.132cm" svg:x1="19.47cm" svg:y1="91.325cm" svg:x2="27.735cm" svg:y2="94.438cm" draw:end-shape="id25" draw:end-glue-point="0" svg:d="M19470 91325v1175h8265v1938" svg:viewBox="0 0 8266 3114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141.4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4-01-07T12:33:24.041226391</dc:date>
    <meta:editing-duration>PT6H44S</meta:editing-duration>
    <meta:editing-cycles>51</meta:editing-cycles>
    <meta:generator>LibreOffice/7.3.7.2$Linux_X86_64 LibreOffice_project/30$Build-2</meta:generator>
    <meta:document-statistic meta:object-count="338"/>
  </office:meta>
</office:document-meta>
</file>